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809cm"/>
    </style:style>
    <style:style style:name="co3" style:family="table-column">
      <style:table-column-properties fo:break-before="auto" style:column-width="7.1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F</text:p>
          </table:table-cell>
          <table:table-cell office:value-type="string">
            <text:p>AFGHANISTAN <text:s/></text:p>
          </table:table-cell>
          <table:table-cell table:formula="of:=CONCATENATE([.A1];&quot; - &quot;;[.B1])" office:value-type="string" office:string-value="AF - AFGHANISTAN  ">
            <text:p>AF - AFGHANISTAN <text:s/>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AFRIQUE DU SUD </text:p>
          </table:table-cell>
          <table:table-cell table:formula="of:=CONCATENATE([.A2];&quot; - &quot;;[.B2])" office:value-type="string" office:string-value="ZA - AFRIQUE DU SUD ">
            <text:p>ZA - AFRIQUE DU SUD </text:p>
          </table:table-cell>
        </table:table-row>
        <table:table-row table:style-name="ro1">
          <table:table-cell office:value-type="string">
            <text:p>AX</text:p>
          </table:table-cell>
          <table:table-cell office:value-type="string">
            <text:p>ÅLAND, ÎLES </text:p>
          </table:table-cell>
          <table:table-cell table:formula="of:=CONCATENATE([.A3];&quot; - &quot;;[.B3])" office:value-type="string" office:string-value="AX - ÅLAND, ÎLES ">
            <text:p>AX - ÅLAND, ÎLES 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BANIE </text:p>
          </table:table-cell>
          <table:table-cell table:formula="of:=CONCATENATE([.A4];&quot; - &quot;;[.B4])" office:value-type="string" office:string-value="AL - ALBANIE ">
            <text:p>AL - ALBANIE 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ALGÉRIE </text:p>
          </table:table-cell>
          <table:table-cell table:formula="of:=CONCATENATE([.A5];&quot; - &quot;;[.B5])" office:value-type="string" office:string-value="DZ - ALGÉRIE ">
            <text:p>DZ - ALGÉRIE 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ALLEMAGNE </text:p>
          </table:table-cell>
          <table:table-cell table:formula="of:=CONCATENATE([.A6];&quot; - &quot;;[.B6])" office:value-type="string" office:string-value="DE - ALLEMAGNE ">
            <text:p>DE - ALLEMAGNE 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ANDORRE </text:p>
          </table:table-cell>
          <table:table-cell table:formula="of:=CONCATENATE([.A7];&quot; - &quot;;[.B7])" office:value-type="string" office:string-value="AD - ANDORRE ">
            <text:p>AD - ANDORRE </text:p>
          </table:table-cell>
        </table:table-row>
        <table:table-row table:style-name="ro1">
          <table:table-cell office:value-type="string">
            <text:p>AO</text:p>
          </table:table-cell>
          <table:table-cell office:value-type="string">
            <text:p>ANGOLA </text:p>
          </table:table-cell>
          <table:table-cell table:formula="of:=CONCATENATE([.A8];&quot; - &quot;;[.B8])" office:value-type="string" office:string-value="AO - ANGOLA ">
            <text:p>AO - ANGOLA 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ANGUILLA </text:p>
          </table:table-cell>
          <table:table-cell table:formula="of:=CONCATENATE([.A9];&quot; - &quot;;[.B9])" office:value-type="string" office:string-value="AI - ANGUILLA ">
            <text:p>AI - ANGUILLA </text:p>
          </table:table-cell>
        </table:table-row>
        <table:table-row table:style-name="ro1">
          <table:table-cell office:value-type="string">
            <text:p>AQ</text:p>
          </table:table-cell>
          <table:table-cell office:value-type="string">
            <text:p>ANTARCTIQUE </text:p>
          </table:table-cell>
          <table:table-cell table:formula="of:=CONCATENATE([.A10];&quot; - &quot;;[.B10])" office:value-type="string" office:string-value="AQ - ANTARCTIQUE ">
            <text:p>AQ - ANTARCTIQUE 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string">
            <text:p>ANTIGUA ET BARBUDA </text:p>
          </table:table-cell>
          <table:table-cell table:formula="of:=CONCATENATE([.A11];&quot; - &quot;;[.B11])" office:value-type="string" office:string-value="AG - ANTIGUA ET BARBUDA ">
            <text:p>AG - ANTIGUA ET BARBUDA 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TILLES NÉERLANDAISES </text:p>
          </table:table-cell>
          <table:table-cell table:formula="of:=CONCATENATE([.A12];&quot; - &quot;;[.B12])" office:value-type="string" office:string-value="AN - ANTILLES NÉERLANDAISES ">
            <text:p>AN - ANTILLES NÉERLANDAISES 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ARABIE SAOUDITE </text:p>
          </table:table-cell>
          <table:table-cell table:formula="of:=CONCATENATE([.A13];&quot; - &quot;;[.B13])" office:value-type="string" office:string-value="SA - ARABIE SAOUDITE ">
            <text:p>SA - ARABIE SAOUDITE 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GENTINE </text:p>
          </table:table-cell>
          <table:table-cell table:formula="of:=CONCATENATE([.A14];&quot; - &quot;;[.B14])" office:value-type="string" office:string-value="AR - ARGENTINE ">
            <text:p>AR - ARGENTINE 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RMÉNIE </text:p>
          </table:table-cell>
          <table:table-cell table:formula="of:=CONCATENATE([.A15];&quot; - &quot;;[.B15])" office:value-type="string" office:string-value="AM - ARMÉNIE ">
            <text:p>AM - ARMÉNIE </text:p>
          </table:table-cell>
        </table:table-row>
        <table:table-row table:style-name="ro1">
          <table:table-cell office:value-type="string">
            <text:p>AW</text:p>
          </table:table-cell>
          <table:table-cell office:value-type="string">
            <text:p>ARUBA </text:p>
          </table:table-cell>
          <table:table-cell table:formula="of:=CONCATENATE([.A16];&quot; - &quot;;[.B16])" office:value-type="string" office:string-value="AW - ARUBA ">
            <text:p>AW - ARUBA 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STRALIE </text:p>
          </table:table-cell>
          <table:table-cell table:formula="of:=CONCATENATE([.A17];&quot; - &quot;;[.B17])" office:value-type="string" office:string-value="AU - AUSTRALIE ">
            <text:p>AU - AUSTRALIE 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TRICHE </text:p>
          </table:table-cell>
          <table:table-cell table:formula="of:=CONCATENATE([.A18];&quot; - &quot;;[.B18])" office:value-type="string" office:string-value="AT - AUTRICHE ">
            <text:p>AT - AUTRICHE 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AZERBAÏDJAN </text:p>
          </table:table-cell>
          <table:table-cell table:formula="of:=CONCATENATE([.A19];&quot; - &quot;;[.B19])" office:value-type="string" office:string-value="AZ - AZERBAÏDJAN ">
            <text:p>AZ - AZERBAÏDJAN 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AHAMAS </text:p>
          </table:table-cell>
          <table:table-cell table:formula="of:=CONCATENATE([.A20];&quot; - &quot;;[.B20])" office:value-type="string" office:string-value="BS - BAHAMAS ">
            <text:p>BS - BAHAMAS 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AHREÏN </text:p>
          </table:table-cell>
          <table:table-cell table:formula="of:=CONCATENATE([.A21];&quot; - &quot;;[.B21])" office:value-type="string" office:string-value="BH - BAHREÏN ">
            <text:p>BH - BAHREÏN 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BANGLADESH </text:p>
          </table:table-cell>
          <table:table-cell table:formula="of:=CONCATENATE([.A22];&quot; - &quot;;[.B22])" office:value-type="string" office:string-value="BD - BANGLADESH ">
            <text:p>BD - BANGLADESH 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ARBADE </text:p>
          </table:table-cell>
          <table:table-cell table:formula="of:=CONCATENATE([.A23];&quot; - &quot;;[.B23])" office:value-type="string" office:string-value="BB - BARBADE ">
            <text:p>BB - BARBADE 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ÉLARUS </text:p>
          </table:table-cell>
          <table:table-cell table:formula="of:=CONCATENATE([.A24];&quot; - &quot;;[.B24])" office:value-type="string" office:string-value="BY - BÉLARUS ">
            <text:p>BY - BÉLARUS 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GIQUE </text:p>
          </table:table-cell>
          <table:table-cell table:formula="of:=CONCATENATE([.A25];&quot; - &quot;;[.B25])" office:value-type="string" office:string-value="BE - BELGIQUE ">
            <text:p>BE - BELGIQUE 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ELIZE </text:p>
          </table:table-cell>
          <table:table-cell table:formula="of:=CONCATENATE([.A26];&quot; - &quot;;[.B26])" office:value-type="string" office:string-value="BZ - BELIZE ">
            <text:p>BZ - BELIZE 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ÉNIN </text:p>
          </table:table-cell>
          <table:table-cell table:formula="of:=CONCATENATE([.A27];&quot; - &quot;;[.B27])" office:value-type="string" office:string-value="BJ - BÉNIN ">
            <text:p>BJ - BÉNIN 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ERMUDES </text:p>
          </table:table-cell>
          <table:table-cell table:formula="of:=CONCATENATE([.A28];&quot; - &quot;;[.B28])" office:value-type="string" office:string-value="BM - BERMUDES ">
            <text:p>BM - BERMUDES 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HOUTAN </text:p>
          </table:table-cell>
          <table:table-cell table:formula="of:=CONCATENATE([.A29];&quot; - &quot;;[.B29])" office:value-type="string" office:string-value="BT - BHOUTAN ">
            <text:p>BT - BHOUTAN 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LIVIE, l'ÉTAT PLURINATIONAL DE </text:p>
          </table:table-cell>
          <table:table-cell table:formula="of:=CONCATENATE([.A30];&quot; - &quot;;[.B30])" office:value-type="string" office:string-value="BO - BOLIVIE, l'ÉTAT PLURINATIONAL DE ">
            <text:p>BO - BOLIVIE, l'ÉTAT PLURINATIONAL DE 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OSNIE-HERZÉGOVINE </text:p>
          </table:table-cell>
          <table:table-cell table:formula="of:=CONCATENATE([.A31];&quot; - &quot;;[.B31])" office:value-type="string" office:string-value="BA - BOSNIE-HERZÉGOVINE ">
            <text:p>BA - BOSNIE-HERZÉGOVINE 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OTSWANA </text:p>
          </table:table-cell>
          <table:table-cell table:formula="of:=CONCATENATE([.A32];&quot; - &quot;;[.B32])" office:value-type="string" office:string-value="BW - BOTSWANA ">
            <text:p>BW - BOTSWANA 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UVET, ÎLE </text:p>
          </table:table-cell>
          <table:table-cell table:formula="of:=CONCATENATE([.A33];&quot; - &quot;;[.B33])" office:value-type="string" office:string-value="BV - BOUVET, ÎLE ">
            <text:p>BV - BOUVET, ÎLE 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RÉSIL </text:p>
          </table:table-cell>
          <table:table-cell table:formula="of:=CONCATENATE([.A34];&quot; - &quot;;[.B34])" office:value-type="string" office:string-value="BR - BRÉSIL ">
            <text:p>BR - BRÉSIL 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RUNÉI DARUSSALAM </text:p>
          </table:table-cell>
          <table:table-cell table:formula="of:=CONCATENATE([.A35];&quot; - &quot;;[.B35])" office:value-type="string" office:string-value="BN - BRUNÉI DARUSSALAM ">
            <text:p>BN - BRUNÉI DARUSSALAM 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E </text:p>
          </table:table-cell>
          <table:table-cell table:formula="of:=CONCATENATE([.A36];&quot; - &quot;;[.B36])" office:value-type="string" office:string-value="BG - BULGARIE ">
            <text:p>BG - BULGARIE 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BURKINA FASO </text:p>
          </table:table-cell>
          <table:table-cell table:formula="of:=CONCATENATE([.A37];&quot; - &quot;;[.B37])" office:value-type="string" office:string-value="BF - BURKINA FASO ">
            <text:p>BF - BURKINA FASO 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URUNDI </text:p>
          </table:table-cell>
          <table:table-cell table:formula="of:=CONCATENATE([.A38];&quot; - &quot;;[.B38])" office:value-type="string" office:string-value="BI - BURUNDI ">
            <text:p>BI - BURUNDI 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CAÏMANES, ÎLES </text:p>
          </table:table-cell>
          <table:table-cell table:formula="of:=CONCATENATE([.A39];&quot; - &quot;;[.B39])" office:value-type="string" office:string-value="KY - CAÏMANES, ÎLES ">
            <text:p>KY - CAÏMANES, ÎLES 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CAMBODGE </text:p>
          </table:table-cell>
          <table:table-cell table:formula="of:=CONCATENATE([.A40];&quot; - &quot;;[.B40])" office:value-type="string" office:string-value="KH - CAMBODGE ">
            <text:p>KH - CAMBODGE 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AMEROUN </text:p>
          </table:table-cell>
          <table:table-cell table:formula="of:=CONCATENATE([.A41];&quot; - &quot;;[.B41])" office:value-type="string" office:string-value="CM - CAMEROUN ">
            <text:p>CM - CAMEROUN 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NADA </text:p>
          </table:table-cell>
          <table:table-cell table:formula="of:=CONCATENATE([.A42];&quot; - &quot;;[.B42])" office:value-type="string" office:string-value="CA - CANADA ">
            <text:p>CA - CANADA 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AP-VERT </text:p>
          </table:table-cell>
          <table:table-cell table:formula="of:=CONCATENATE([.A43];&quot; - &quot;;[.B43])" office:value-type="string" office:string-value="CV - CAP-VERT ">
            <text:p>CV - CAP-VERT 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ENTRAFRICAINE, RÉPUBLIQUE </text:p>
          </table:table-cell>
          <table:table-cell table:formula="of:=CONCATENATE([.A44];&quot; - &quot;;[.B44])" office:value-type="string" office:string-value="CF - CENTRAFRICAINE, RÉPUBLIQUE ">
            <text:p>CF - CENTRAFRICAINE, RÉPUBLIQUE 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HILI </text:p>
          </table:table-cell>
          <table:table-cell table:formula="of:=CONCATENATE([.A45];&quot; - &quot;;[.B45])" office:value-type="string" office:string-value="CL - CHILI ">
            <text:p>CL - CHILI 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HINE </text:p>
          </table:table-cell>
          <table:table-cell table:formula="of:=CONCATENATE([.A46];&quot; - &quot;;[.B46])" office:value-type="string" office:string-value="CN - CHINE ">
            <text:p>CN - CHINE 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HRISTMAS, ÎLE </text:p>
          </table:table-cell>
          <table:table-cell table:formula="of:=CONCATENATE([.A47];&quot; - &quot;;[.B47])" office:value-type="string" office:string-value="CX - CHRISTMAS, ÎLE ">
            <text:p>CX - CHRISTMAS, ÎLE 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HYPRE </text:p>
          </table:table-cell>
          <table:table-cell table:formula="of:=CONCATENATE([.A48];&quot; - &quot;;[.B48])" office:value-type="string" office:string-value="CY - CHYPRE ">
            <text:p>CY - CHYPRE 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OCOS (KEELING), ÎLES </text:p>
          </table:table-cell>
          <table:table-cell table:formula="of:=CONCATENATE([.A49];&quot; - &quot;;[.B49])" office:value-type="string" office:string-value="CC - COCOS (KEELING), ÎLES ">
            <text:p>CC - COCOS (KEELING), ÎLES 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LOMBIE </text:p>
          </table:table-cell>
          <table:table-cell table:formula="of:=CONCATENATE([.A50];&quot; - &quot;;[.B50])" office:value-type="string" office:string-value="CO - COLOMBIE ">
            <text:p>CO - COLOMBIE 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COMORES </text:p>
          </table:table-cell>
          <table:table-cell table:formula="of:=CONCATENATE([.A51];&quot; - &quot;;[.B51])" office:value-type="string" office:string-value="KM - COMORES ">
            <text:p>KM - COMORES 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ONGO </text:p>
          </table:table-cell>
          <table:table-cell table:formula="of:=CONCATENATE([.A52];&quot; - &quot;;[.B52])" office:value-type="string" office:string-value="CG - CONGO ">
            <text:p>CG - CONGO 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ONGO, LA RÉPUBLIQUE DÉMOCRATIQUE DU </text:p>
          </table:table-cell>
          <table:table-cell table:formula="of:=CONCATENATE([.A53];&quot; - &quot;;[.B53])" office:value-type="string" office:string-value="CD - CONGO, LA RÉPUBLIQUE DÉMOCRATIQUE DU ">
            <text:p>CD - CONGO, LA RÉPUBLIQUE DÉMOCRATIQUE DU 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OOK, ÎLES </text:p>
          </table:table-cell>
          <table:table-cell table:formula="of:=CONCATENATE([.A54];&quot; - &quot;;[.B54])" office:value-type="string" office:string-value="CK - COOK, ÎLES ">
            <text:p>CK - COOK, ÎLES 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CORÉE, RÉPUBLIQUE DE </text:p>
          </table:table-cell>
          <table:table-cell table:formula="of:=CONCATENATE([.A55];&quot; - &quot;;[.B55])" office:value-type="string" office:string-value="KR - CORÉE, RÉPUBLIQUE DE ">
            <text:p>KR - CORÉE, RÉPUBLIQUE DE 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string">
            <text:p>CORÉE, RÉPUBLIQUE POPULAIRE DÉMOCRATIQUE DE </text:p>
          </table:table-cell>
          <table:table-cell table:formula="of:=CONCATENATE([.A56];&quot; - &quot;;[.B56])" office:value-type="string" office:string-value="KP - CORÉE, RÉPUBLIQUE POPULAIRE DÉMOCRATIQUE DE ">
            <text:p>KP - CORÉE, RÉPUBLIQUE POPULAIRE DÉMOCRATIQUE DE 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OSTA RICA </text:p>
          </table:table-cell>
          <table:table-cell table:formula="of:=CONCATENATE([.A57];&quot; - &quot;;[.B57])" office:value-type="string" office:string-value="CR - COSTA RICA ">
            <text:p>CR - COSTA RICA 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CÔTE D'IVOIRE </text:p>
          </table:table-cell>
          <table:table-cell table:formula="of:=CONCATENATE([.A58];&quot; - &quot;;[.B58])" office:value-type="string" office:string-value="CI - CÔTE D'IVOIRE ">
            <text:p>CI - CÔTE D'IVOIRE 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CROATIE </text:p>
          </table:table-cell>
          <table:table-cell table:formula="of:=CONCATENATE([.A59];&quot; - &quot;;[.B59])" office:value-type="string" office:string-value="HR - CROATIE ">
            <text:p>HR - CROATIE 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CUBA </text:p>
          </table:table-cell>
          <table:table-cell table:formula="of:=CONCATENATE([.A60];&quot; - &quot;;[.B60])" office:value-type="string" office:string-value="CU - CUBA ">
            <text:p>CU - CUBA 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ANEMARK </text:p>
          </table:table-cell>
          <table:table-cell table:formula="of:=CONCATENATE([.A61];&quot; - &quot;;[.B61])" office:value-type="string" office:string-value="DK - DANEMARK ">
            <text:p>DK - DANEMARK 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string">
            <text:p>DJIBOUTI </text:p>
          </table:table-cell>
          <table:table-cell table:formula="of:=CONCATENATE([.A62];&quot; - &quot;;[.B62])" office:value-type="string" office:string-value="DJ - DJIBOUTI ">
            <text:p>DJ - DJIBOUTI 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DOMINICAINE, RÉPUBLIQUE </text:p>
          </table:table-cell>
          <table:table-cell table:formula="of:=CONCATENATE([.A63];&quot; - &quot;;[.B63])" office:value-type="string" office:string-value="DO - DOMINICAINE, RÉPUBLIQUE ">
            <text:p>DO - DOMINICAINE, RÉPUBLIQUE 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DOMINIQUE </text:p>
          </table:table-cell>
          <table:table-cell table:formula="of:=CONCATENATE([.A64];&quot; - &quot;;[.B64])" office:value-type="string" office:string-value="DM - DOMINIQUE ">
            <text:p>DM - DOMINIQUE 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ÉGYPTE </text:p>
          </table:table-cell>
          <table:table-cell table:formula="of:=CONCATENATE([.A65];&quot; - &quot;;[.B65])" office:value-type="string" office:string-value="EG - ÉGYPTE ">
            <text:p>EG - ÉGYPTE 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EL SALVADOR </text:p>
          </table:table-cell>
          <table:table-cell table:formula="of:=CONCATENATE([.A66];&quot; - &quot;;[.B66])" office:value-type="string" office:string-value="SV - EL SALVADOR ">
            <text:p>SV - EL SALVADOR 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ÉMIRATS ARABES UNIS </text:p>
          </table:table-cell>
          <table:table-cell table:formula="of:=CONCATENATE([.A67];&quot; - &quot;;[.B67])" office:value-type="string" office:string-value="AE - ÉMIRATS ARABES UNIS ">
            <text:p>AE - ÉMIRATS ARABES UNIS 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ÉQUATEUR </text:p>
          </table:table-cell>
          <table:table-cell table:formula="of:=CONCATENATE([.A68];&quot; - &quot;;[.B68])" office:value-type="string" office:string-value="EC - ÉQUATEUR ">
            <text:p>EC - ÉQUATEUR 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ÉRYTHRÉE </text:p>
          </table:table-cell>
          <table:table-cell table:formula="of:=CONCATENATE([.A69];&quot; - &quot;;[.B69])" office:value-type="string" office:string-value="ER - ÉRYTHRÉE ">
            <text:p>ER - ÉRYTHRÉE 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SPAGNE </text:p>
          </table:table-cell>
          <table:table-cell table:formula="of:=CONCATENATE([.A70];&quot; - &quot;;[.B70])" office:value-type="string" office:string-value="ES - ESPAGNE ">
            <text:p>ES - ESPAGNE 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ONIE </text:p>
          </table:table-cell>
          <table:table-cell table:formula="of:=CONCATENATE([.A71];&quot; - &quot;;[.B71])" office:value-type="string" office:string-value="EE - ESTONIE ">
            <text:p>EE - ESTONIE 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ÉTATS-UNIS </text:p>
          </table:table-cell>
          <table:table-cell table:formula="of:=CONCATENATE([.A72];&quot; - &quot;;[.B72])" office:value-type="string" office:string-value="US - ÉTATS-UNIS ">
            <text:p>US - ÉTATS-UNIS 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ÉTHIOPIE </text:p>
          </table:table-cell>
          <table:table-cell table:formula="of:=CONCATENATE([.A73];&quot; - &quot;;[.B73])" office:value-type="string" office:string-value="ET - ÉTHIOPIE ">
            <text:p>ET - ÉTHIOPIE </text:p>
          </table:table-cell>
        </table:table-row>
        <table:table-row table:style-name="ro1">
          <table:table-cell office:value-type="string">
            <text:p>FK</text:p>
          </table:table-cell>
          <table:table-cell office:value-type="string">
            <text:p>FALKLAND, ÎLES (MALVINAS) </text:p>
          </table:table-cell>
          <table:table-cell table:formula="of:=CONCATENATE([.A74];&quot; - &quot;;[.B74])" office:value-type="string" office:string-value="FK - FALKLAND, ÎLES (MALVINAS) ">
            <text:p>FK - FALKLAND, ÎLES (MALVINAS) 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ÉROÉ, ÎLES </text:p>
          </table:table-cell>
          <table:table-cell table:formula="of:=CONCATENATE([.A75];&quot; - &quot;;[.B75])" office:value-type="string" office:string-value="FO - FÉROÉ, ÎLES ">
            <text:p>FO - FÉROÉ, ÎLES </text:p>
          </table:table-cell>
        </table:table-row>
        <table:table-row table:style-name="ro1">
          <table:table-cell office:value-type="string">
            <text:p>FJ</text:p>
          </table:table-cell>
          <table:table-cell office:value-type="string">
            <text:p>FIDJI </text:p>
          </table:table-cell>
          <table:table-cell table:formula="of:=CONCATENATE([.A76];&quot; - &quot;;[.B76])" office:value-type="string" office:string-value="FJ - FIDJI ">
            <text:p>FJ - FIDJI 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LANDE </text:p>
          </table:table-cell>
          <table:table-cell table:formula="of:=CONCATENATE([.A77];&quot; - &quot;;[.B77])" office:value-type="string" office:string-value="FI - FINLANDE ">
            <text:p>FI - FINLANDE 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NCE </text:p>
          </table:table-cell>
          <table:table-cell table:formula="of:=CONCATENATE([.A78];&quot; - &quot;;[.B78])" office:value-type="string" office:string-value="FR - FRANCE ">
            <text:p>FR - FRANCE 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GABON </text:p>
          </table:table-cell>
          <table:table-cell table:formula="of:=CONCATENATE([.A79];&quot; - &quot;;[.B79])" office:value-type="string" office:string-value="GA - GABON ">
            <text:p>GA - GABON 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string">
            <text:p>GAMBIE </text:p>
          </table:table-cell>
          <table:table-cell table:formula="of:=CONCATENATE([.A80];&quot; - &quot;;[.B80])" office:value-type="string" office:string-value="GM - GAMBIE ">
            <text:p>GM - GAMBIE 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ÉORGIE </text:p>
          </table:table-cell>
          <table:table-cell table:formula="of:=CONCATENATE([.A81];&quot; - &quot;;[.B81])" office:value-type="string" office:string-value="GE - GÉORGIE ">
            <text:p>GE - GÉORGIE </text:p>
          </table:table-cell>
        </table:table-row>
        <table:table-row table:style-name="ro1">
          <table:table-cell office:value-type="string">
            <text:p>GS</text:p>
          </table:table-cell>
          <table:table-cell office:value-type="string">
            <text:p>GÉORGIE DU SUD ET LES ÎLES SANDWICH DU SUD </text:p>
          </table:table-cell>
          <table:table-cell table:formula="of:=CONCATENATE([.A82];&quot; - &quot;;[.B82])" office:value-type="string" office:string-value="GS - GÉORGIE DU SUD ET LES ÎLES SANDWICH DU SUD ">
            <text:p>GS - GÉORGIE DU SUD ET LES ÎLES SANDWICH DU SUD </text:p>
          </table:table-cell>
        </table:table-row>
        <table:table-row table:style-name="ro1">
          <table:table-cell office:value-type="string">
            <text:p>GH</text:p>
          </table:table-cell>
          <table:table-cell office:value-type="string">
            <text:p>GHANA </text:p>
          </table:table-cell>
          <table:table-cell table:formula="of:=CONCATENATE([.A83];&quot; - &quot;;[.B83])" office:value-type="string" office:string-value="GH - GHANA ">
            <text:p>GH - GHANA 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BRALTAR </text:p>
          </table:table-cell>
          <table:table-cell table:formula="of:=CONCATENATE([.A84];&quot; - &quot;;[.B84])" office:value-type="string" office:string-value="GI - GIBRALTAR ">
            <text:p>GI - GIBRALTAR 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ÈCE </text:p>
          </table:table-cell>
          <table:table-cell table:formula="of:=CONCATENATE([.A85];&quot; - &quot;;[.B85])" office:value-type="string" office:string-value="GR - GRÈCE ">
            <text:p>GR - GRÈCE 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GRENADE </text:p>
          </table:table-cell>
          <table:table-cell table:formula="of:=CONCATENATE([.A86];&quot; - &quot;;[.B86])" office:value-type="string" office:string-value="GD - GRENADE ">
            <text:p>GD - GRENADE 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string">
            <text:p>GROENLAND </text:p>
          </table:table-cell>
          <table:table-cell table:formula="of:=CONCATENATE([.A87];&quot; - &quot;;[.B87])" office:value-type="string" office:string-value="GL - GROENLAND ">
            <text:p>GL - GROENLAND 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string">
            <text:p>GUADELOUPE </text:p>
          </table:table-cell>
          <table:table-cell table:formula="of:=CONCATENATE([.A88];&quot; - &quot;;[.B88])" office:value-type="string" office:string-value="GP - GUADELOUPE ">
            <text:p>GP - GUADELOUPE 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GUAM </text:p>
          </table:table-cell>
          <table:table-cell table:formula="of:=CONCATENATE([.A89];&quot; - &quot;;[.B89])" office:value-type="string" office:string-value="GU - GUAM ">
            <text:p>GU - GUAM 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string">
            <text:p>GUATEMALA </text:p>
          </table:table-cell>
          <table:table-cell table:formula="of:=CONCATENATE([.A90];&quot; - &quot;;[.B90])" office:value-type="string" office:string-value="GT - GUATEMALA ">
            <text:p>GT - GUATEMALA 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GUERNESEY </text:p>
          </table:table-cell>
          <table:table-cell table:formula="of:=CONCATENATE([.A91];&quot; - &quot;;[.B91])" office:value-type="string" office:string-value="GG - GUERNESEY ">
            <text:p>GG - GUERNESEY 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string">
            <text:p>GUINÉE </text:p>
          </table:table-cell>
          <table:table-cell table:formula="of:=CONCATENATE([.A92];&quot; - &quot;;[.B92])" office:value-type="string" office:string-value="GN - GUINÉE ">
            <text:p>GN - GUINÉE </text:p>
          </table:table-cell>
        </table:table-row>
        <table:table-row table:style-name="ro1">
          <table:table-cell office:value-type="string">
            <text:p>GQ</text:p>
          </table:table-cell>
          <table:table-cell office:value-type="string">
            <text:p>GUINÉE ÉQUATORIALE </text:p>
          </table:table-cell>
          <table:table-cell table:formula="of:=CONCATENATE([.A93];&quot; - &quot;;[.B93])" office:value-type="string" office:string-value="GQ - GUINÉE ÉQUATORIALE ">
            <text:p>GQ - GUINÉE ÉQUATORIALE 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string">
            <text:p>GUINÉE-BISSAU </text:p>
          </table:table-cell>
          <table:table-cell table:formula="of:=CONCATENATE([.A94];&quot; - &quot;;[.B94])" office:value-type="string" office:string-value="GW - GUINÉE-BISSAU ">
            <text:p>GW - GUINÉE-BISSAU </text:p>
          </table:table-cell>
        </table:table-row>
        <table:table-row table:style-name="ro1">
          <table:table-cell office:value-type="string">
            <text:p>GY</text:p>
          </table:table-cell>
          <table:table-cell office:value-type="string">
            <text:p>GUYANA </text:p>
          </table:table-cell>
          <table:table-cell table:formula="of:=CONCATENATE([.A95];&quot; - &quot;;[.B95])" office:value-type="string" office:string-value="GY - GUYANA ">
            <text:p>GY - GUYANA 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GUYANE FRANÇAISE </text:p>
          </table:table-cell>
          <table:table-cell table:formula="of:=CONCATENATE([.A96];&quot; - &quot;;[.B96])" office:value-type="string" office:string-value="GF - GUYANE FRANÇAISE ">
            <text:p>GF - GUYANE FRANÇAISE 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HAÏTI </text:p>
          </table:table-cell>
          <table:table-cell table:formula="of:=CONCATENATE([.A97];&quot; - &quot;;[.B97])" office:value-type="string" office:string-value="HT - HAÏTI ">
            <text:p>HT - HAÏTI </text:p>
          </table:table-cell>
        </table:table-row>
        <table:table-row table:style-name="ro1">
          <table:table-cell office:value-type="string">
            <text:p>HM</text:p>
          </table:table-cell>
          <table:table-cell office:value-type="string">
            <text:p>HEARD, ÎLE ET MCDONALD, ÎLES </text:p>
          </table:table-cell>
          <table:table-cell table:formula="of:=CONCATENATE([.A98];&quot; - &quot;;[.B98])" office:value-type="string" office:string-value="HM - HEARD, ÎLE ET MCDONALD, ÎLES ">
            <text:p>HM - HEARD, ÎLE ET MCDONALD, ÎLES </text:p>
          </table:table-cell>
        </table:table-row>
        <table:table-row table:style-name="ro1">
          <table:table-cell office:value-type="string">
            <text:p>HN</text:p>
          </table:table-cell>
          <table:table-cell office:value-type="string">
            <text:p>HONDURAS </text:p>
          </table:table-cell>
          <table:table-cell table:formula="of:=CONCATENATE([.A99];&quot; - &quot;;[.B99])" office:value-type="string" office:string-value="HN - HONDURAS ">
            <text:p>HN - HONDURAS </text:p>
          </table:table-cell>
        </table:table-row>
        <table:table-row table:style-name="ro1">
          <table:table-cell office:value-type="string">
            <text:p>HK</text:p>
          </table:table-cell>
          <table:table-cell office:value-type="string">
            <text:p>HONG-KONG </text:p>
          </table:table-cell>
          <table:table-cell table:formula="of:=CONCATENATE([.A100];&quot; - &quot;;[.B100])" office:value-type="string" office:string-value="HK - HONG-KONG ">
            <text:p>HK - HONG-KONG 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ONGRIE </text:p>
          </table:table-cell>
          <table:table-cell table:formula="of:=CONCATENATE([.A101];&quot; - &quot;;[.B101])" office:value-type="string" office:string-value="HU - HONGRIE ">
            <text:p>HU - HONGRIE 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string">
            <text:p>ÎLE DE MAN </text:p>
          </table:table-cell>
          <table:table-cell table:formula="of:=CONCATENATE([.A102];&quot; - &quot;;[.B102])" office:value-type="string" office:string-value="IM - ÎLE DE MAN ">
            <text:p>IM - ÎLE DE MAN 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ÎLES MINEURES ÉLOIGNÉES DES ÉTATS-UNIS </text:p>
          </table:table-cell>
          <table:table-cell table:formula="of:=CONCATENATE([.A103];&quot; - &quot;;[.B103])" office:value-type="string" office:string-value="UM - ÎLES MINEURES ÉLOIGNÉES DES ÉTATS-UNIS ">
            <text:p>UM - ÎLES MINEURES ÉLOIGNÉES DES ÉTATS-UNIS </text:p>
          </table:table-cell>
        </table:table-row>
        <table:table-row table:style-name="ro1">
          <table:table-cell office:value-type="string">
            <text:p>VG</text:p>
          </table:table-cell>
          <table:table-cell office:value-type="string">
            <text:p>ÎLES VIERGES BRITANNIQUES </text:p>
          </table:table-cell>
          <table:table-cell table:formula="of:=CONCATENATE([.A104];&quot; - &quot;;[.B104])" office:value-type="string" office:string-value="VG - ÎLES VIERGES BRITANNIQUES ">
            <text:p>VG - ÎLES VIERGES BRITANNIQUES 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ÎLES VIERGES DES ÉTATS-UNIS </text:p>
          </table:table-cell>
          <table:table-cell table:formula="of:=CONCATENATE([.A105];&quot; - &quot;;[.B105])" office:value-type="string" office:string-value="VI - ÎLES VIERGES DES ÉTATS-UNIS ">
            <text:p>VI - ÎLES VIERGES DES ÉTATS-UNIS 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DE </text:p>
          </table:table-cell>
          <table:table-cell table:formula="of:=CONCATENATE([.A106];&quot; - &quot;;[.B106])" office:value-type="string" office:string-value="IN - INDE ">
            <text:p>IN - INDE 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DONÉSIE </text:p>
          </table:table-cell>
          <table:table-cell table:formula="of:=CONCATENATE([.A107];&quot; - &quot;;[.B107])" office:value-type="string" office:string-value="ID - INDONÉSIE ">
            <text:p>ID - INDONÉSIE </text:p>
          </table:table-cell>
        </table:table-row>
        <table:table-row table:style-name="ro1">
          <table:table-cell office:value-type="string">
            <text:p>IR</text:p>
          </table:table-cell>
          <table:table-cell office:value-type="string">
            <text:p>IRAN, RÉPUBLIQUE ISLAMIQUE D' </text:p>
          </table:table-cell>
          <table:table-cell table:formula="of:=CONCATENATE([.A108];&quot; - &quot;;[.B108])" office:value-type="string" office:string-value="IR - IRAN, RÉPUBLIQUE ISLAMIQUE D' ">
            <text:p>IR - IRAN, RÉPUBLIQUE ISLAMIQUE D' </text:p>
          </table:table-cell>
        </table:table-row>
        <table:table-row table:style-name="ro1">
          <table:table-cell office:value-type="string">
            <text:p>IQ</text:p>
          </table:table-cell>
          <table:table-cell office:value-type="string">
            <text:p>IRAQ </text:p>
          </table:table-cell>
          <table:table-cell table:formula="of:=CONCATENATE([.A109];&quot; - &quot;;[.B109])" office:value-type="string" office:string-value="IQ - IRAQ ">
            <text:p>IQ - IRAQ 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LANDE </text:p>
          </table:table-cell>
          <table:table-cell table:formula="of:=CONCATENATE([.A110];&quot; - &quot;;[.B110])" office:value-type="string" office:string-value="IE - IRLANDE ">
            <text:p>IE - IRLANDE 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SLANDE </text:p>
          </table:table-cell>
          <table:table-cell table:formula="of:=CONCATENATE([.A111];&quot; - &quot;;[.B111])" office:value-type="string" office:string-value="IS - ISLANDE ">
            <text:p>IS - ISLANDE 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ISRAËL </text:p>
          </table:table-cell>
          <table:table-cell table:formula="of:=CONCATENATE([.A112];&quot; - &quot;;[.B112])" office:value-type="string" office:string-value="IL - ISRAËL ">
            <text:p>IL - ISRAËL 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IE </text:p>
          </table:table-cell>
          <table:table-cell table:formula="of:=CONCATENATE([.A113];&quot; - &quot;;[.B113])" office:value-type="string" office:string-value="IT - ITALIE ">
            <text:p>IT - ITALIE </text:p>
          </table:table-cell>
        </table:table-row>
        <table:table-row table:style-name="ro1">
          <table:table-cell office:value-type="string">
            <text:p>JM</text:p>
          </table:table-cell>
          <table:table-cell office:value-type="string">
            <text:p>JAMAÏQUE </text:p>
          </table:table-cell>
          <table:table-cell table:formula="of:=CONCATENATE([.A114];&quot; - &quot;;[.B114])" office:value-type="string" office:string-value="JM - JAMAÏQUE ">
            <text:p>JM - JAMAÏQUE 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string">
            <text:p>JAPON </text:p>
          </table:table-cell>
          <table:table-cell table:formula="of:=CONCATENATE([.A115];&quot; - &quot;;[.B115])" office:value-type="string" office:string-value="JP - JAPON ">
            <text:p>JP - JAPON 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JERSEY </text:p>
          </table:table-cell>
          <table:table-cell table:formula="of:=CONCATENATE([.A116];&quot; - &quot;;[.B116])" office:value-type="string" office:string-value="JE - JERSEY ">
            <text:p>JE - JERSEY 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string">
            <text:p>JORDANIE </text:p>
          </table:table-cell>
          <table:table-cell table:formula="of:=CONCATENATE([.A117];&quot; - &quot;;[.B117])" office:value-type="string" office:string-value="JO - JORDANIE ">
            <text:p>JO - JORDANIE </text:p>
          </table:table-cell>
        </table:table-row>
        <table:table-row table:style-name="ro1">
          <table:table-cell office:value-type="string">
            <text:p>KZ</text:p>
          </table:table-cell>
          <table:table-cell office:value-type="string">
            <text:p>KAZAKHSTAN </text:p>
          </table:table-cell>
          <table:table-cell table:formula="of:=CONCATENATE([.A118];&quot; - &quot;;[.B118])" office:value-type="string" office:string-value="KZ - KAZAKHSTAN ">
            <text:p>KZ - KAZAKHSTAN 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KENYA </text:p>
          </table:table-cell>
          <table:table-cell table:formula="of:=CONCATENATE([.A119];&quot; - &quot;;[.B119])" office:value-type="string" office:string-value="KE - KENYA ">
            <text:p>KE - KENYA 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IRGHIZISTAN </text:p>
          </table:table-cell>
          <table:table-cell table:formula="of:=CONCATENATE([.A120];&quot; - &quot;;[.B120])" office:value-type="string" office:string-value="KG - KIRGHIZISTAN ">
            <text:p>KG - KIRGHIZISTAN 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KIRIBATI </text:p>
          </table:table-cell>
          <table:table-cell table:formula="of:=CONCATENATE([.A121];&quot; - &quot;;[.B121])" office:value-type="string" office:string-value="KI - KIRIBATI ">
            <text:p>KI - KIRIBATI 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KOWEÏT </text:p>
          </table:table-cell>
          <table:table-cell table:formula="of:=CONCATENATE([.A122];&quot; - &quot;;[.B122])" office:value-type="string" office:string-value="KW - KOWEÏT ">
            <text:p>KW - KOWEÏT 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O, RÉPUBLIQUE DÉMOCRATIQUE POPULAIRE </text:p>
          </table:table-cell>
          <table:table-cell table:formula="of:=CONCATENATE([.A123];&quot; - &quot;;[.B123])" office:value-type="string" office:string-value="LA - LAO, RÉPUBLIQUE DÉMOCRATIQUE POPULAIRE ">
            <text:p>LA - LAO, RÉPUBLIQUE DÉMOCRATIQUE POPULAIRE </text:p>
          </table:table-cell>
        </table:table-row>
        <table:table-row table:style-name="ro1">
          <table:table-cell office:value-type="string">
            <text:p>LS</text:p>
          </table:table-cell>
          <table:table-cell office:value-type="string">
            <text:p>LESOTHO </text:p>
          </table:table-cell>
          <table:table-cell table:formula="of:=CONCATENATE([.A124];&quot; - &quot;;[.B124])" office:value-type="string" office:string-value="LS - LESOTHO ">
            <text:p>LS - LESOTHO 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ETTONIE </text:p>
          </table:table-cell>
          <table:table-cell table:formula="of:=CONCATENATE([.A125];&quot; - &quot;;[.B125])" office:value-type="string" office:string-value="LV - LETTONIE ">
            <text:p>LV - LETTONIE 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IBAN </text:p>
          </table:table-cell>
          <table:table-cell table:formula="of:=CONCATENATE([.A126];&quot; - &quot;;[.B126])" office:value-type="string" office:string-value="LB - LIBAN ">
            <text:p>LB - LIBAN 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LIBÉRIA </text:p>
          </table:table-cell>
          <table:table-cell table:formula="of:=CONCATENATE([.A127];&quot; - &quot;;[.B127])" office:value-type="string" office:string-value="LR - LIBÉRIA ">
            <text:p>LR - LIBÉRIA 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LIBYENNE, JAMAHIRIYA ARABE </text:p>
          </table:table-cell>
          <table:table-cell table:formula="of:=CONCATENATE([.A128];&quot; - &quot;;[.B128])" office:value-type="string" office:string-value="LY - LIBYENNE, JAMAHIRIYA ARABE ">
            <text:p>LY - LIBYENNE, JAMAHIRIYA ARABE 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LIECHTENSTEIN </text:p>
          </table:table-cell>
          <table:table-cell table:formula="of:=CONCATENATE([.A129];&quot; - &quot;;[.B129])" office:value-type="string" office:string-value="LI - LIECHTENSTEIN ">
            <text:p>LI - LIECHTENSTEIN 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UANIE </text:p>
          </table:table-cell>
          <table:table-cell table:formula="of:=CONCATENATE([.A130];&quot; - &quot;;[.B130])" office:value-type="string" office:string-value="LT - LITUANIE ">
            <text:p>LT - LITUANIE 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EMBOURG </text:p>
          </table:table-cell>
          <table:table-cell table:formula="of:=CONCATENATE([.A131];&quot; - &quot;;[.B131])" office:value-type="string" office:string-value="LU - LUXEMBOURG ">
            <text:p>LU - LUXEMBOURG 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M </text:p>
          </table:table-cell>
          <table:table-cell table:formula="of:=CONCATENATE([.A132];&quot; - &quot;;[.B132])" office:value-type="string" office:string-value="LU - M ">
            <text:p>LU - M 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MACAO </text:p>
          </table:table-cell>
          <table:table-cell table:formula="of:=CONCATENATE([.A133];&quot; - &quot;;[.B133])" office:value-type="string" office:string-value="MO - MACAO ">
            <text:p>MO - MACAO </text:p>
          </table:table-cell>
        </table:table-row>
        <table:table-row table:style-name="ro1">
          <table:table-cell office:value-type="string">
            <text:p>MK</text:p>
          </table:table-cell>
          <table:table-cell office:value-type="string">
            <text:p>MACÉDOINE, L'EX-RÉPUBLIQUE YOUGOSLAVE DE </text:p>
          </table:table-cell>
          <table:table-cell table:formula="of:=CONCATENATE([.A134];&quot; - &quot;;[.B134])" office:value-type="string" office:string-value="MK - MACÉDOINE, L'EX-RÉPUBLIQUE YOUGOSLAVE DE ">
            <text:p>MK - MACÉDOINE, L'EX-RÉPUBLIQUE YOUGOSLAVE DE 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ADAGASCAR </text:p>
          </table:table-cell>
          <table:table-cell table:formula="of:=CONCATENATE([.A135];&quot; - &quot;;[.B135])" office:value-type="string" office:string-value="MG - MADAGASCAR ">
            <text:p>MG - MADAGASCAR 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ALAISIE </text:p>
          </table:table-cell>
          <table:table-cell table:formula="of:=CONCATENATE([.A136];&quot; - &quot;;[.B136])" office:value-type="string" office:string-value="MY - MALAISIE ">
            <text:p>MY - MALAISIE 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string">
            <text:p>MALAWI </text:p>
          </table:table-cell>
          <table:table-cell table:formula="of:=CONCATENATE([.A137];&quot; - &quot;;[.B137])" office:value-type="string" office:string-value="MW - MALAWI ">
            <text:p>MW - MALAWI 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MALDIVES </text:p>
          </table:table-cell>
          <table:table-cell table:formula="of:=CONCATENATE([.A138];&quot; - &quot;;[.B138])" office:value-type="string" office:string-value="MV - MALDIVES ">
            <text:p>MV - MALDIVES 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LI </text:p>
          </table:table-cell>
          <table:table-cell table:formula="of:=CONCATENATE([.A139];&quot; - &quot;;[.B139])" office:value-type="string" office:string-value="ML - MALI ">
            <text:p>ML - MALI 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E </text:p>
          </table:table-cell>
          <table:table-cell table:formula="of:=CONCATENATE([.A140];&quot; - &quot;;[.B140])" office:value-type="string" office:string-value="MT - MALTE ">
            <text:p>MT - MALTE 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ARIANNES DU NORD, ÎLES </text:p>
          </table:table-cell>
          <table:table-cell table:formula="of:=CONCATENATE([.A141];&quot; - &quot;;[.B141])" office:value-type="string" office:string-value="MP - MARIANNES DU NORD, ÎLES ">
            <text:p>MP - MARIANNES DU NORD, ÎLES 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AROC </text:p>
          </table:table-cell>
          <table:table-cell table:formula="of:=CONCATENATE([.A142];&quot; - &quot;;[.B142])" office:value-type="string" office:string-value="MA - MAROC ">
            <text:p>MA - MAROC 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, ÎLES </text:p>
          </table:table-cell>
          <table:table-cell table:formula="of:=CONCATENATE([.A143];&quot; - &quot;;[.B143])" office:value-type="string" office:string-value="MH - MARSHALL, ÎLES ">
            <text:p>MH - MARSHALL, ÎLES </text:p>
          </table:table-cell>
        </table:table-row>
        <table:table-row table:style-name="ro1">
          <table:table-cell office:value-type="string">
            <text:p>MQ</text:p>
          </table:table-cell>
          <table:table-cell office:value-type="string">
            <text:p>MARTINIQUE </text:p>
          </table:table-cell>
          <table:table-cell table:formula="of:=CONCATENATE([.A144];&quot; - &quot;;[.B144])" office:value-type="string" office:string-value="MQ - MARTINIQUE ">
            <text:p>MQ - MARTINIQUE 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MAURICE </text:p>
          </table:table-cell>
          <table:table-cell table:formula="of:=CONCATENATE([.A145];&quot; - &quot;;[.B145])" office:value-type="string" office:string-value="MU - MAURICE ">
            <text:p>MU - MAURICE 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AURITANIE </text:p>
          </table:table-cell>
          <table:table-cell table:formula="of:=CONCATENATE([.A146];&quot; - &quot;;[.B146])" office:value-type="string" office:string-value="MR - MAURITANIE ">
            <text:p>MR - MAURITANIE 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MAYOTTE </text:p>
          </table:table-cell>
          <table:table-cell table:formula="of:=CONCATENATE([.A147];&quot; - &quot;;[.B147])" office:value-type="string" office:string-value="YT - MAYOTTE ">
            <text:p>YT - MAYOTTE 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EXIQUE </text:p>
          </table:table-cell>
          <table:table-cell table:formula="of:=CONCATENATE([.A148];&quot; - &quot;;[.B148])" office:value-type="string" office:string-value="MX - MEXIQUE ">
            <text:p>MX - MEXIQUE </text:p>
          </table:table-cell>
        </table:table-row>
        <table:table-row table:style-name="ro1">
          <table:table-cell office:value-type="string">
            <text:p>FM</text:p>
          </table:table-cell>
          <table:table-cell office:value-type="string">
            <text:p>MICRONÉSIE, ÉTATS FÉDÉRÉS DE </text:p>
          </table:table-cell>
          <table:table-cell table:formula="of:=CONCATENATE([.A149];&quot; - &quot;;[.B149])" office:value-type="string" office:string-value="FM - MICRONÉSIE, ÉTATS FÉDÉRÉS DE ">
            <text:p>FM - MICRONÉSIE, ÉTATS FÉDÉRÉS DE 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MOLDOVA </text:p>
          </table:table-cell>
          <table:table-cell table:formula="of:=CONCATENATE([.A150];&quot; - &quot;;[.B150])" office:value-type="string" office:string-value="MD - MOLDOVA ">
            <text:p>MD - MOLDOVA 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MONACO </text:p>
          </table:table-cell>
          <table:table-cell table:formula="of:=CONCATENATE([.A151];&quot; - &quot;;[.B151])" office:value-type="string" office:string-value="MC - MONACO ">
            <text:p>MC - MONACO 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MONGOLIE </text:p>
          </table:table-cell>
          <table:table-cell table:formula="of:=CONCATENATE([.A152];&quot; - &quot;;[.B152])" office:value-type="string" office:string-value="MN - MONGOLIE ">
            <text:p>MN - MONGOLIE 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ONTÉNÉGRO </text:p>
          </table:table-cell>
          <table:table-cell table:formula="of:=CONCATENATE([.A153];&quot; - &quot;;[.B153])" office:value-type="string" office:string-value="ME - MONTÉNÉGRO ">
            <text:p>ME - MONTÉNÉGRO 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MONTSERRAT </text:p>
          </table:table-cell>
          <table:table-cell table:formula="of:=CONCATENATE([.A154];&quot; - &quot;;[.B154])" office:value-type="string" office:string-value="MS - MONTSERRAT ">
            <text:p>MS - MONTSERRAT 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MOZAMBIQUE </text:p>
          </table:table-cell>
          <table:table-cell table:formula="of:=CONCATENATE([.A155];&quot; - &quot;;[.B155])" office:value-type="string" office:string-value="MZ - MOZAMBIQUE ">
            <text:p>MZ - MOZAMBIQUE 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MYANMAR </text:p>
          </table:table-cell>
          <table:table-cell table:formula="of:=CONCATENATE([.A156];&quot; - &quot;;[.B156])" office:value-type="string" office:string-value="MM - MYANMAR ">
            <text:p>MM - MYANMAR 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MIBIE </text:p>
          </table:table-cell>
          <table:table-cell table:formula="of:=CONCATENATE([.A157];&quot; - &quot;;[.B157])" office:value-type="string" office:string-value="NA - NAMIBIE ">
            <text:p>NA - NAMIBIE 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NAURU </text:p>
          </table:table-cell>
          <table:table-cell table:formula="of:=CONCATENATE([.A158];&quot; - &quot;;[.B158])" office:value-type="string" office:string-value="NR - NAURU ">
            <text:p>NR - NAURU 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ÉPAL </text:p>
          </table:table-cell>
          <table:table-cell table:formula="of:=CONCATENATE([.A159];&quot; - &quot;;[.B159])" office:value-type="string" office:string-value="NP - NÉPAL ">
            <text:p>NP - NÉPAL 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NICARAGUA </text:p>
          </table:table-cell>
          <table:table-cell table:formula="of:=CONCATENATE([.A160];&quot; - &quot;;[.B160])" office:value-type="string" office:string-value="NI - NICARAGUA ">
            <text:p>NI - NICARAGUA 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IGER </text:p>
          </table:table-cell>
          <table:table-cell table:formula="of:=CONCATENATE([.A161];&quot; - &quot;;[.B161])" office:value-type="string" office:string-value="NE - NIGER ">
            <text:p>NE - NIGER 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NIGÉRIA </text:p>
          </table:table-cell>
          <table:table-cell table:formula="of:=CONCATENATE([.A162];&quot; - &quot;;[.B162])" office:value-type="string" office:string-value="NG - NIGÉRIA ">
            <text:p>NG - NIGÉRIA 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IUÉ </text:p>
          </table:table-cell>
          <table:table-cell table:formula="of:=CONCATENATE([.A163];&quot; - &quot;;[.B163])" office:value-type="string" office:string-value="NU - NIUÉ ">
            <text:p>NU - NIUÉ 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NORFOLK, ÎLE </text:p>
          </table:table-cell>
          <table:table-cell table:formula="of:=CONCATENATE([.A164];&quot; - &quot;;[.B164])" office:value-type="string" office:string-value="NF - NORFOLK, ÎLE ">
            <text:p>NF - NORFOLK, ÎLE 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VÈGE </text:p>
          </table:table-cell>
          <table:table-cell table:formula="of:=CONCATENATE([.A165];&quot; - &quot;;[.B165])" office:value-type="string" office:string-value="NO - NORVÈGE ">
            <text:p>NO - NORVÈGE </text:p>
          </table:table-cell>
        </table:table-row>
        <table:table-row table:style-name="ro1">
          <table:table-cell office:value-type="string">
            <text:p>NC</text:p>
          </table:table-cell>
          <table:table-cell office:value-type="string">
            <text:p>NOUVELLE-CALÉDONIE </text:p>
          </table:table-cell>
          <table:table-cell table:formula="of:=CONCATENATE([.A166];&quot; - &quot;;[.B166])" office:value-type="string" office:string-value="NC - NOUVELLE-CALÉDONIE ">
            <text:p>NC - NOUVELLE-CALÉDONIE 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string">
            <text:p>NOUVELLE-ZÉLANDE </text:p>
          </table:table-cell>
          <table:table-cell table:formula="of:=CONCATENATE([.A167];&quot; - &quot;;[.B167])" office:value-type="string" office:string-value="NZ - NOUVELLE-ZÉLANDE ">
            <text:p>NZ - NOUVELLE-ZÉLANDE </text:p>
          </table:table-cell>
        </table:table-row>
        <table:table-row table:style-name="ro1">
          <table:table-cell office:value-type="string">
            <text:p>IO</text:p>
          </table:table-cell>
          <table:table-cell office:value-type="string">
            <text:p>OCÉAN INDIEN, TERRITOIRE BRITANNIQUE DE L' </text:p>
          </table:table-cell>
          <table:table-cell table:formula="of:=CONCATENATE([.A168];&quot; - &quot;;[.B168])" office:value-type="string" office:string-value="IO - OCÉAN INDIEN, TERRITOIRE BRITANNIQUE DE L' ">
            <text:p>IO - OCÉAN INDIEN, TERRITOIRE BRITANNIQUE DE L' </text:p>
          </table:table-cell>
        </table:table-row>
        <table:table-row table:style-name="ro1">
          <table:table-cell office:value-type="string">
            <text:p>OM</text:p>
          </table:table-cell>
          <table:table-cell office:value-type="string">
            <text:p>OMAN </text:p>
          </table:table-cell>
          <table:table-cell table:formula="of:=CONCATENATE([.A169];&quot; - &quot;;[.B169])" office:value-type="string" office:string-value="OM - OMAN ">
            <text:p>OM - OMAN 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OUGANDA </text:p>
          </table:table-cell>
          <table:table-cell table:formula="of:=CONCATENATE([.A170];&quot; - &quot;;[.B170])" office:value-type="string" office:string-value="UG - OUGANDA ">
            <text:p>UG - OUGANDA </text:p>
          </table:table-cell>
        </table:table-row>
        <table:table-row table:style-name="ro1">
          <table:table-cell office:value-type="string">
            <text:p>UZ</text:p>
          </table:table-cell>
          <table:table-cell office:value-type="string">
            <text:p>OUZBÉKISTAN </text:p>
          </table:table-cell>
          <table:table-cell table:formula="of:=CONCATENATE([.A171];&quot; - &quot;;[.B171])" office:value-type="string" office:string-value="UZ - OUZBÉKISTAN ">
            <text:p>UZ - OUZBÉKISTAN 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AKISTAN </text:p>
          </table:table-cell>
          <table:table-cell table:formula="of:=CONCATENATE([.A172];&quot; - &quot;;[.B172])" office:value-type="string" office:string-value="PK - PAKISTAN ">
            <text:p>PK - PAKISTAN 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string">
            <text:p>PALAOS </text:p>
          </table:table-cell>
          <table:table-cell table:formula="of:=CONCATENATE([.A173];&quot; - &quot;;[.B173])" office:value-type="string" office:string-value="PW - PALAOS ">
            <text:p>PW - PALAOS 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PALESTINIEN OCCUPÉ, TERRITOIRE </text:p>
          </table:table-cell>
          <table:table-cell table:formula="of:=CONCATENATE([.A174];&quot; - &quot;;[.B174])" office:value-type="string" office:string-value="PS - PALESTINIEN OCCUPÉ, TERRITOIRE ">
            <text:p>PS - PALESTINIEN OCCUPÉ, TERRITOIRE 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NAMA </text:p>
          </table:table-cell>
          <table:table-cell table:formula="of:=CONCATENATE([.A175];&quot; - &quot;;[.B175])" office:value-type="string" office:string-value="PA - PANAMA ">
            <text:p>PA - PANAMA 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APOUASIE-NOUVELLE-GUINÉE </text:p>
          </table:table-cell>
          <table:table-cell table:formula="of:=CONCATENATE([.A176];&quot; - &quot;;[.B176])" office:value-type="string" office:string-value="PG - PAPOUASIE-NOUVELLE-GUINÉE ">
            <text:p>PG - PAPOUASIE-NOUVELLE-GUINÉE 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PARAGUAY </text:p>
          </table:table-cell>
          <table:table-cell table:formula="of:=CONCATENATE([.A177];&quot; - &quot;;[.B177])" office:value-type="string" office:string-value="PY - PARAGUAY ">
            <text:p>PY - PARAGUAY 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PAYS-BAS </text:p>
          </table:table-cell>
          <table:table-cell table:formula="of:=CONCATENATE([.A178];&quot; - &quot;;[.B178])" office:value-type="string" office:string-value="NL - PAYS-BAS ">
            <text:p>NL - PAYS-BAS 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ÉROU </text:p>
          </table:table-cell>
          <table:table-cell table:formula="of:=CONCATENATE([.A179];&quot; - &quot;;[.B179])" office:value-type="string" office:string-value="PE - PÉROU ">
            <text:p>PE - PÉROU 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HILIPPINES </text:p>
          </table:table-cell>
          <table:table-cell table:formula="of:=CONCATENATE([.A180];&quot; - &quot;;[.B180])" office:value-type="string" office:string-value="PH - PHILIPPINES ">
            <text:p>PH - PHILIPPINES 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ITCAIRN </text:p>
          </table:table-cell>
          <table:table-cell table:formula="of:=CONCATENATE([.A181];&quot; - &quot;;[.B181])" office:value-type="string" office:string-value="PN - PITCAIRN ">
            <text:p>PN - PITCAIRN 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OGNE </text:p>
          </table:table-cell>
          <table:table-cell table:formula="of:=CONCATENATE([.A182];&quot; - &quot;;[.B182])" office:value-type="string" office:string-value="PL - POLOGNE ">
            <text:p>PL - POLOGNE 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POLYNÉSIE FRANÇAISE </text:p>
          </table:table-cell>
          <table:table-cell table:formula="of:=CONCATENATE([.A183];&quot; - &quot;;[.B183])" office:value-type="string" office:string-value="PF - POLYNÉSIE FRANÇAISE ">
            <text:p>PF - POLYNÉSIE FRANÇAISE 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PORTO RICO </text:p>
          </table:table-cell>
          <table:table-cell table:formula="of:=CONCATENATE([.A184];&quot; - &quot;;[.B184])" office:value-type="string" office:string-value="PR - PORTO RICO ">
            <text:p>PR - PORTO RICO 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 </text:p>
          </table:table-cell>
          <table:table-cell table:formula="of:=CONCATENATE([.A185];&quot; - &quot;;[.B185])" office:value-type="string" office:string-value="PT - PORTUGAL ">
            <text:p>PT - PORTUGAL 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QATAR </text:p>
          </table:table-cell>
          <table:table-cell table:formula="of:=CONCATENATE([.A186];&quot; - &quot;;[.B186])" office:value-type="string" office:string-value="QA - QATAR ">
            <text:p>QA - QATAR </text:p>
          </table:table-cell>
        </table:table-row>
        <table:table-row table:style-name="ro1">
          <table:table-cell/>
          <table:table-cell office:value-type="string">
            <text:p>R </text:p>
          </table:table-cell>
          <table:table-cell table:formula="of:=CONCATENATE([.A187];&quot; - &quot;;[.B187])" office:value-type="string" office:string-value=" - R ">
            <text:p><text:s/>- R 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RÉUNION </text:p>
          </table:table-cell>
          <table:table-cell table:formula="of:=CONCATENATE([.A188];&quot; - &quot;;[.B188])" office:value-type="string" office:string-value="RE - RÉUNION ">
            <text:p>RE - RÉUNION 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UMANIE </text:p>
          </table:table-cell>
          <table:table-cell table:formula="of:=CONCATENATE([.A189];&quot; - &quot;;[.B189])" office:value-type="string" office:string-value="RO - ROUMANIE ">
            <text:p>RO - ROUMANIE 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ROYAUME-UNI </text:p>
          </table:table-cell>
          <table:table-cell table:formula="of:=CONCATENATE([.A190];&quot; - &quot;;[.B190])" office:value-type="string" office:string-value="GB - ROYAUME-UNI ">
            <text:p>GB - ROYAUME-UNI 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SIE, FÉDÉRATION DE </text:p>
          </table:table-cell>
          <table:table-cell table:formula="of:=CONCATENATE([.A191];&quot; - &quot;;[.B191])" office:value-type="string" office:string-value="RU - RUSSIE, FÉDÉRATION DE ">
            <text:p>RU - RUSSIE, FÉDÉRATION DE 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string">
            <text:p>RWANDA </text:p>
          </table:table-cell>
          <table:table-cell table:formula="of:=CONCATENATE([.A192];&quot; - &quot;;[.B192])" office:value-type="string" office:string-value="RW - RWANDA ">
            <text:p>RW - RWANDA 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SAHARA OCCIDENTAL </text:p>
          </table:table-cell>
          <table:table-cell table:formula="of:=CONCATENATE([.A193];&quot; - &quot;;[.B193])" office:value-type="string" office:string-value="EH - SAHARA OCCIDENTAL ">
            <text:p>EH - SAHARA OCCIDENTAL 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SAINT-BARTHÉLEMY </text:p>
          </table:table-cell>
          <table:table-cell table:formula="of:=CONCATENATE([.A194];&quot; - &quot;;[.B194])" office:value-type="string" office:string-value="BL - SAINT-BARTHÉLEMY ">
            <text:p>BL - SAINT-BARTHÉLEMY 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SAINT-KITTS-ET-NEVIS </text:p>
          </table:table-cell>
          <table:table-cell table:formula="of:=CONCATENATE([.A195];&quot; - &quot;;[.B195])" office:value-type="string" office:string-value="KN - SAINT-KITTS-ET-NEVIS ">
            <text:p>KN - SAINT-KITTS-ET-NEVIS 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AINT-MARIN </text:p>
          </table:table-cell>
          <table:table-cell table:formula="of:=CONCATENATE([.A196];&quot; - &quot;;[.B196])" office:value-type="string" office:string-value="SM - SAINT-MARIN ">
            <text:p>SM - SAINT-MARIN 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SAINT-MARTIN </text:p>
          </table:table-cell>
          <table:table-cell table:formula="of:=CONCATENATE([.A197];&quot; - &quot;;[.B197])" office:value-type="string" office:string-value="MF - SAINT-MARTIN ">
            <text:p>MF - SAINT-MARTIN 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SAINT-PIERRE-ET-MIQUELON </text:p>
          </table:table-cell>
          <table:table-cell table:formula="of:=CONCATENATE([.A198];&quot; - &quot;;[.B198])" office:value-type="string" office:string-value="PM - SAINT-PIERRE-ET-MIQUELON ">
            <text:p>PM - SAINT-PIERRE-ET-MIQUELON 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SAINT-SIÈGE (ÉTAT DE LA CITÉ DU VATICAN) </text:p>
          </table:table-cell>
          <table:table-cell table:formula="of:=CONCATENATE([.A199];&quot; - &quot;;[.B199])" office:value-type="string" office:string-value="VA - SAINT-SIÈGE (ÉTAT DE LA CITÉ DU VATICAN) ">
            <text:p>VA - SAINT-SIÈGE (ÉTAT DE LA CITÉ DU VATICAN) </text:p>
          </table:table-cell>
        </table:table-row>
        <table:table-row table:style-name="ro1">
          <table:table-cell office:value-type="string">
            <text:p>VC</text:p>
          </table:table-cell>
          <table:table-cell office:value-type="string">
            <text:p>SAINT-VINCENT-ET-LES GRENADINES </text:p>
          </table:table-cell>
          <table:table-cell table:formula="of:=CONCATENATE([.A200];&quot; - &quot;;[.B200])" office:value-type="string" office:string-value="VC - SAINT-VINCENT-ET-LES GRENADINES ">
            <text:p>VC - SAINT-VINCENT-ET-LES GRENADINES 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SAINTE-HÉLÈNE </text:p>
          </table:table-cell>
          <table:table-cell table:formula="of:=CONCATENATE([.A201];&quot; - &quot;;[.B201])" office:value-type="string" office:string-value="SH - SAINTE-HÉLÈNE ">
            <text:p>SH - SAINTE-HÉLÈNE 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SAINTE-LUCIE </text:p>
          </table:table-cell>
          <table:table-cell table:formula="of:=CONCATENATE([.A202];&quot; - &quot;;[.B202])" office:value-type="string" office:string-value="LC - SAINTE-LUCIE ">
            <text:p>LC - SAINTE-LUCIE 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ALOMON, ÎLES </text:p>
          </table:table-cell>
          <table:table-cell table:formula="of:=CONCATENATE([.A203];&quot; - &quot;;[.B203])" office:value-type="string" office:string-value="SB - SALOMON, ÎLES ">
            <text:p>SB - SALOMON, ÎLES 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string">
            <text:p>SAMOA </text:p>
          </table:table-cell>
          <table:table-cell table:formula="of:=CONCATENATE([.A204];&quot; - &quot;;[.B204])" office:value-type="string" office:string-value="WS - SAMOA ">
            <text:p>WS - SAMOA 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SAMOA AMÉRICAINES </text:p>
          </table:table-cell>
          <table:table-cell table:formula="of:=CONCATENATE([.A205];&quot; - &quot;;[.B205])" office:value-type="string" office:string-value="AS - SAMOA AMÉRICAINES ">
            <text:p>AS - SAMOA AMÉRICAINES 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AO TOMÉ-ET-PRINCIPE </text:p>
          </table:table-cell>
          <table:table-cell table:formula="of:=CONCATENATE([.A206];&quot; - &quot;;[.B206])" office:value-type="string" office:string-value="ST - SAO TOMÉ-ET-PRINCIPE ">
            <text:p>ST - SAO TOMÉ-ET-PRINCIPE 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SÉNÉGAL </text:p>
          </table:table-cell>
          <table:table-cell table:formula="of:=CONCATENATE([.A207];&quot; - &quot;;[.B207])" office:value-type="string" office:string-value="SN - SÉNÉGAL ">
            <text:p>SN - SÉNÉGAL 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SERBIE </text:p>
          </table:table-cell>
          <table:table-cell table:formula="of:=CONCATENATE([.A208];&quot; - &quot;;[.B208])" office:value-type="string" office:string-value="RS - SERBIE ">
            <text:p>RS - SERBIE 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EYCHELLES </text:p>
          </table:table-cell>
          <table:table-cell table:formula="of:=CONCATENATE([.A209];&quot; - &quot;;[.B209])" office:value-type="string" office:string-value="SC - SEYCHELLES ">
            <text:p>SC - SEYCHELLES 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IERRA LEONE </text:p>
          </table:table-cell>
          <table:table-cell table:formula="of:=CONCATENATE([.A210];&quot; - &quot;;[.B210])" office:value-type="string" office:string-value="SL - SIERRA LEONE ">
            <text:p>SL - SIERRA LEONE 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INGAPOUR </text:p>
          </table:table-cell>
          <table:table-cell table:formula="of:=CONCATENATE([.A211];&quot; - &quot;;[.B211])" office:value-type="string" office:string-value="SG - SINGAPOUR ">
            <text:p>SG - SINGAPOUR 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QUIE </text:p>
          </table:table-cell>
          <table:table-cell table:formula="of:=CONCATENATE([.A212];&quot; - &quot;;[.B212])" office:value-type="string" office:string-value="SK - SLOVAQUIE ">
            <text:p>SK - SLOVAQUIE 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LOVÉNIE </text:p>
          </table:table-cell>
          <table:table-cell table:formula="of:=CONCATENATE([.A213];&quot; - &quot;;[.B213])" office:value-type="string" office:string-value="SI - SLOVÉNIE ">
            <text:p>SI - SLOVÉNIE 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ALIE </text:p>
          </table:table-cell>
          <table:table-cell table:formula="of:=CONCATENATE([.A214];&quot; - &quot;;[.B214])" office:value-type="string" office:string-value="SO - SOMALIE ">
            <text:p>SO - SOMALIE 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OUDAN </text:p>
          </table:table-cell>
          <table:table-cell table:formula="of:=CONCATENATE([.A215];&quot; - &quot;;[.B215])" office:value-type="string" office:string-value="SD - SOUDAN ">
            <text:p>SD - SOUDAN </text:p>
          </table:table-cell>
        </table:table-row>
        <table:table-row table:style-name="ro1">
          <table:table-cell office:value-type="string">
            <text:p>LK</text:p>
          </table:table-cell>
          <table:table-cell office:value-type="string">
            <text:p>SRI LANKA </text:p>
          </table:table-cell>
          <table:table-cell table:formula="of:=CONCATENATE([.A216];&quot; - &quot;;[.B216])" office:value-type="string" office:string-value="LK - SRI LANKA ">
            <text:p>LK - SRI LANKA 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UÈDE </text:p>
          </table:table-cell>
          <table:table-cell table:formula="of:=CONCATENATE([.A217];&quot; - &quot;;[.B217])" office:value-type="string" office:string-value="SE - SUÈDE ">
            <text:p>SE - SUÈDE 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SUISSE </text:p>
          </table:table-cell>
          <table:table-cell table:formula="of:=CONCATENATE([.A218];&quot; - &quot;;[.B218])" office:value-type="string" office:string-value="CH - SUISSE ">
            <text:p>CH - SUISSE 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SURINAME </text:p>
          </table:table-cell>
          <table:table-cell table:formula="of:=CONCATENATE([.A219];&quot; - &quot;;[.B219])" office:value-type="string" office:string-value="SR - SURINAME ">
            <text:p>SR - SURINAME </text:p>
          </table:table-cell>
        </table:table-row>
        <table:table-row table:style-name="ro1">
          <table:table-cell office:value-type="string">
            <text:p>SJ</text:p>
          </table:table-cell>
          <table:table-cell office:value-type="string">
            <text:p>SVALBARD ET ÎLE JAN MAYEN </text:p>
          </table:table-cell>
          <table:table-cell table:formula="of:=CONCATENATE([.A220];&quot; - &quot;;[.B220])" office:value-type="string" office:string-value="SJ - SVALBARD ET ÎLE JAN MAYEN ">
            <text:p>SJ - SVALBARD ET ÎLE JAN MAYEN 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WAZILAND </text:p>
          </table:table-cell>
          <table:table-cell table:formula="of:=CONCATENATE([.A221];&quot; - &quot;;[.B221])" office:value-type="string" office:string-value="SZ - SWAZILAND ">
            <text:p>SZ - SWAZILAND 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YRIENNE, RÉPUBLIQUE ARABE </text:p>
          </table:table-cell>
          <table:table-cell table:formula="of:=CONCATENATE([.A222];&quot; - &quot;;[.B222])" office:value-type="string" office:string-value="SY - SYRIENNE, RÉPUBLIQUE ARABE ">
            <text:p>SY - SYRIENNE, RÉPUBLIQUE ARABE </text:p>
          </table:table-cell>
        </table:table-row>
        <table:table-row table:style-name="ro1">
          <table:table-cell office:value-type="string">
            <text:p>TJ</text:p>
          </table:table-cell>
          <table:table-cell office:value-type="string">
            <text:p>TADJIKISTAN </text:p>
          </table:table-cell>
          <table:table-cell table:formula="of:=CONCATENATE([.A223];&quot; - &quot;;[.B223])" office:value-type="string" office:string-value="TJ - TADJIKISTAN ">
            <text:p>TJ - TADJIKISTAN </text:p>
          </table:table-cell>
        </table:table-row>
        <table:table-row table:style-name="ro1">
          <table:table-cell office:value-type="string">
            <text:p>TW</text:p>
          </table:table-cell>
          <table:table-cell office:value-type="string">
            <text:p>TAÏWAN, PROVINCE DE CHINE </text:p>
          </table:table-cell>
          <table:table-cell table:formula="of:=CONCATENATE([.A224];&quot; - &quot;;[.B224])" office:value-type="string" office:string-value="TW - TAÏWAN, PROVINCE DE CHINE ">
            <text:p>TW - TAÏWAN, PROVINCE DE CHINE 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TANZANIE, RÉPUBLIQUE-UNIE DE </text:p>
          </table:table-cell>
          <table:table-cell table:formula="of:=CONCATENATE([.A225];&quot; - &quot;;[.B225])" office:value-type="string" office:string-value="TZ - TANZANIE, RÉPUBLIQUE-UNIE DE ">
            <text:p>TZ - TANZANIE, RÉPUBLIQUE-UNIE DE 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TCHAD </text:p>
          </table:table-cell>
          <table:table-cell table:formula="of:=CONCATENATE([.A226];&quot; - &quot;;[.B226])" office:value-type="string" office:string-value="TD - TCHAD ">
            <text:p>TD - TCHAD 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TCHÈQUE, RÉPUBLIQUE </text:p>
          </table:table-cell>
          <table:table-cell table:formula="of:=CONCATENATE([.A227];&quot; - &quot;;[.B227])" office:value-type="string" office:string-value="CZ - TCHÈQUE, RÉPUBLIQUE ">
            <text:p>CZ - TCHÈQUE, RÉPUBLIQUE </text:p>
          </table:table-cell>
        </table:table-row>
        <table:table-row table:style-name="ro1">
          <table:table-cell office:value-type="string">
            <text:p>TF</text:p>
          </table:table-cell>
          <table:table-cell office:value-type="string">
            <text:p>TERRES AUSTRALES FRANÇAISES </text:p>
          </table:table-cell>
          <table:table-cell table:formula="of:=CONCATENATE([.A228];&quot; - &quot;;[.B228])" office:value-type="string" office:string-value="TF - TERRES AUSTRALES FRANÇAISES ">
            <text:p>TF - TERRES AUSTRALES FRANÇAISES 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string">
            <text:p>THAÏLANDE </text:p>
          </table:table-cell>
          <table:table-cell table:formula="of:=CONCATENATE([.A229];&quot; - &quot;;[.B229])" office:value-type="string" office:string-value="TH - THAÏLANDE ">
            <text:p>TH - THAÏLANDE 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string">
            <text:p>TIMOR-LESTE </text:p>
          </table:table-cell>
          <table:table-cell table:formula="of:=CONCATENATE([.A230];&quot; - &quot;;[.B230])" office:value-type="string" office:string-value="TL - TIMOR-LESTE ">
            <text:p>TL - TIMOR-LESTE 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TOGO </text:p>
          </table:table-cell>
          <table:table-cell table:formula="of:=CONCATENATE([.A231];&quot; - &quot;;[.B231])" office:value-type="string" office:string-value="TG - TOGO ">
            <text:p>TG - TOGO 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TOKELAU </text:p>
          </table:table-cell>
          <table:table-cell table:formula="of:=CONCATENATE([.A232];&quot; - &quot;;[.B232])" office:value-type="string" office:string-value="TK - TOKELAU ">
            <text:p>TK - TOKELAU 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ONGA </text:p>
          </table:table-cell>
          <table:table-cell table:formula="of:=CONCATENATE([.A233];&quot; - &quot;;[.B233])" office:value-type="string" office:string-value="TO - TONGA ">
            <text:p>TO - TONGA </text:p>
          </table:table-cell>
        </table:table-row>
        <table:table-row table:style-name="ro1">
          <table:table-cell office:value-type="string">
            <text:p>TT</text:p>
          </table:table-cell>
          <table:table-cell office:value-type="string">
            <text:p>TRINITÉ-ET-TOBAGO </text:p>
          </table:table-cell>
          <table:table-cell table:formula="of:=CONCATENATE([.A234];&quot; - &quot;;[.B234])" office:value-type="string" office:string-value="TT - TRINITÉ-ET-TOBAGO ">
            <text:p>TT - TRINITÉ-ET-TOBAGO 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UNISIE </text:p>
          </table:table-cell>
          <table:table-cell table:formula="of:=CONCATENATE([.A235];&quot; - &quot;;[.B235])" office:value-type="string" office:string-value="TN - TUNISIE ">
            <text:p>TN - TUNISIE 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string">
            <text:p>TURKMÉNISTAN </text:p>
          </table:table-cell>
          <table:table-cell table:formula="of:=CONCATENATE([.A236];&quot; - &quot;;[.B236])" office:value-type="string" office:string-value="TM - TURKMÉNISTAN ">
            <text:p>TM - TURKMÉNISTAN 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URKS ET CAÏQUES, ÎLES </text:p>
          </table:table-cell>
          <table:table-cell table:formula="of:=CONCATENATE([.A237];&quot; - &quot;;[.B237])" office:value-type="string" office:string-value="TC - TURKS ET CAÏQUES, ÎLES ">
            <text:p>TC - TURKS ET CAÏQUES, ÎLES 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URQUIE </text:p>
          </table:table-cell>
          <table:table-cell table:formula="of:=CONCATENATE([.A238];&quot; - &quot;;[.B238])" office:value-type="string" office:string-value="TR - TURQUIE ">
            <text:p>TR - TURQUIE 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TUVALU </text:p>
          </table:table-cell>
          <table:table-cell table:formula="of:=CONCATENATE([.A239];&quot; - &quot;;[.B239])" office:value-type="string" office:string-value="TV - TUVALU ">
            <text:p>TV - TUVALU </text:p>
          </table:table-cell>
        </table:table-row>
        <table:table-row table:style-name="ro1">
          <table:table-cell office:value-type="string">
            <text:p>UA</text:p>
          </table:table-cell>
          <table:table-cell office:value-type="string">
            <text:p>UKRAINE </text:p>
          </table:table-cell>
          <table:table-cell table:formula="of:=CONCATENATE([.A240];&quot; - &quot;;[.B240])" office:value-type="string" office:string-value="UA - UKRAINE ">
            <text:p>UA - UKRAINE </text:p>
          </table:table-cell>
        </table:table-row>
        <table:table-row table:style-name="ro1">
          <table:table-cell office:value-type="string">
            <text:p>UY</text:p>
          </table:table-cell>
          <table:table-cell office:value-type="string">
            <text:p>URUGUAY </text:p>
          </table:table-cell>
          <table:table-cell table:formula="of:=CONCATENATE([.A241];&quot; - &quot;;[.B241])" office:value-type="string" office:string-value="UY - URUGUAY ">
            <text:p>UY - URUGUAY 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VANUATU </text:p>
          </table:table-cell>
          <table:table-cell table:formula="of:=CONCATENATE([.A242];&quot; - &quot;;[.B242])" office:value-type="string" office:string-value="VU - VANUATU ">
            <text:p>VU - VANUATU </text:p>
          </table:table-cell>
        </table:table-row>
        <table:table-row table:style-name="ro2">
          <table:table-cell office:value-type="string">
            <text:p>voir SAINT-SIÈGE</text:p>
          </table:table-cell>
          <table:table-cell office:value-type="string">
            <text:p>VATICAN, ÉTAT DE LA CITÉ DU </text:p>
          </table:table-cell>
          <table:table-cell table:formula="of:=CONCATENATE([.A243];&quot; - &quot;;[.B243])" office:value-type="string" office:string-value="voir SAINT-SIÈGE - VATICAN, ÉTAT DE LA CITÉ DU ">
            <text:p>voir SAINT-SIÈGE - VATICAN, ÉTAT DE LA CITÉ DU 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NEZUELA, RÉPUBLIQUE BOLIVARIENNE DU </text:p>
          </table:table-cell>
          <table:table-cell table:formula="of:=CONCATENATE([.A244];&quot; - &quot;;[.B244])" office:value-type="string" office:string-value="VE - VENEZUELA, RÉPUBLIQUE BOLIVARIENNE DU ">
            <text:p>VE - VENEZUELA, RÉPUBLIQUE BOLIVARIENNE DU 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string">
            <text:p>VIET NAM </text:p>
          </table:table-cell>
          <table:table-cell table:formula="of:=CONCATENATE([.A245];&quot; - &quot;;[.B245])" office:value-type="string" office:string-value="VN - VIET NAM ">
            <text:p>VN - VIET NAM 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WALLIS ET FUTUNA </text:p>
          </table:table-cell>
          <table:table-cell table:formula="of:=CONCATENATE([.A246];&quot; - &quot;;[.B246])" office:value-type="string" office:string-value="WF - WALLIS ET FUTUNA ">
            <text:p>WF - WALLIS ET FUTUNA </text:p>
          </table:table-cell>
        </table:table-row>
        <table:table-row table:style-name="ro1">
          <table:table-cell office:value-type="string">
            <text:p>YE</text:p>
          </table:table-cell>
          <table:table-cell office:value-type="string">
            <text:p>YÉMEN </text:p>
          </table:table-cell>
          <table:table-cell table:formula="of:=CONCATENATE([.A247];&quot; - &quot;;[.B247])" office:value-type="string" office:string-value="YE - YÉMEN ">
            <text:p>YE - YÉMEN 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ZAMBIE </text:p>
          </table:table-cell>
          <table:table-cell table:formula="of:=CONCATENATE([.A248];&quot; - &quot;;[.B248])" office:value-type="string" office:string-value="ZM - ZAMBIE ">
            <text:p>ZM - ZAMBIE </text:p>
          </table:table-cell>
        </table:table-row>
        <table:table-row table:style-name="ro1">
          <table:table-cell office:value-type="string">
            <text:p>ZW </text:p>
          </table:table-cell>
          <table:table-cell office:value-type="string">
            <text:p>ZIMBABWE </text:p>
          </table:table-cell>
          <table:table-cell table:formula="of:=CONCATENATE([.A249];&quot; - &quot;;[.B249])" office:value-type="string" office:string-value="ZW  - ZIMBABWE ">
            <text:p>ZW <text:s/>- ZIMBABWE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MJ655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8">08.07.2009</text:date>, <text:time>13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Caprez</meta:initial-creator>
    <meta:creation-date>2009-07-08T13:04:47</meta:creation-date>
    <dc:date>2009-07-08T13:11:33</dc:date>
    <dc:creator>Thomas Caprez</dc:creator>
    <meta:editing-duration>PT00H06M47S</meta:editing-duration>
    <meta:editing-cycles>1</meta:editing-cycles>
    <meta:document-statistic meta:table-count="3" meta:cell-count="747" meta:object-count="0"/>
    <meta:generator>OpenOffice.org/3.0$Unix OpenOffice.org_project/300m9$Build-9358</meta:generator>
  </office:meta>
</office:document-meta>
</file>